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72cm" fo:min-width="1.34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.04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4cm" svg:height="1.022cm" svg:x="8.737cm" svg:y="2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527cm" svg:y="2.5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09cm" svg:y1="2.587cm" svg:x2="6.409cm" svg:y2="3.609cm">
          <text:p/>
        </draw:line>
        <draw:frame draw:style-name="gr3" draw:text-style-name="P3" draw:layer="layout" svg:width="0.853cm" svg:height="0.962cm" svg:x="5.531cm" svg:y="2.585cm">
          <draw:text-box>
            <text:p>a</text:p>
          </draw:text-box>
        </draw:frame>
        <draw:custom-shape draw:style-name="gr4" draw:text-style-name="P4" draw:layer="layout" svg:width="0.204cm" svg:height="0.204cm" svg:x="6.818cm" svg:y="2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57cm" svg:y1="3.125cm" svg:x2="8.702cm" svg:y2="3.125cm">
          <text:p/>
        </draw:line>
        <draw:frame draw:style-name="gr3" draw:text-style-name="P3" draw:layer="layout" svg:width="1.548cm" svg:height="0.962cm" svg:x="3.932cm" svg:y="2.585cm">
          <draw:text-box>
            <text:p>x = </text:p>
          </draw:text-box>
        </draw:frame>
        <draw:line draw:style-name="gr2" draw:text-style-name="P2" draw:layer="layout" svg:x1="9.619cm" svg:y1="2.588cm" svg:x2="9.619cm" svg:y2="3.61cm">
          <text:p/>
        </draw:line>
        <draw:frame draw:style-name="gr3" draw:text-style-name="P3" draw:layer="layout" svg:width="0.853cm" svg:height="0.962cm" svg:x="8.741cm" svg:y="2.586cm">
          <draw:text-box>
            <text:p>b</text:p>
          </draw:text-box>
        </draw:frame>
        <draw:line draw:style-name="gr2" draw:text-style-name="P2" draw:layer="layout" svg:x1="9.611cm" svg:y1="2.587cm" svg:x2="10.576cm" svg:y2="3.603cm">
          <text:p/>
        </draw:line>
        <draw:custom-shape draw:style-name="gr1" draw:text-style-name="P1" draw:layer="layout" svg:width="1.84cm" svg:height="1.022cm" svg:x="8.685cm" svg:y="4.1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475cm" svg:y="4.17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357cm" svg:y1="4.177cm" svg:x2="6.357cm" svg:y2="5.199cm">
          <text:p/>
        </draw:line>
        <draw:frame draw:style-name="gr3" draw:text-style-name="P3" draw:layer="layout" svg:width="0.82cm" svg:height="0.962cm" svg:x="5.479cm" svg:y="4.175cm">
          <draw:text-box>
            <text:p>c</text:p>
          </draw:text-box>
        </draw:frame>
        <draw:custom-shape draw:style-name="gr4" draw:text-style-name="P4" draw:layer="layout" svg:width="0.204cm" svg:height="0.204cm" svg:x="6.766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05cm" svg:y1="4.715cm" svg:x2="8.65cm" svg:y2="4.715cm">
          <text:p/>
        </draw:line>
        <draw:frame draw:style-name="gr3" draw:text-style-name="P3" draw:layer="layout" svg:width="1.548cm" svg:height="0.962cm" svg:x="3.88cm" svg:y="4.175cm">
          <draw:text-box>
            <text:p>y = </text:p>
          </draw:text-box>
        </draw:frame>
        <draw:line draw:style-name="gr2" draw:text-style-name="P2" draw:layer="layout" svg:x1="9.567cm" svg:y1="4.178cm" svg:x2="9.567cm" svg:y2="5.2cm">
          <text:p/>
        </draw:line>
        <draw:frame draw:style-name="gr3" draw:text-style-name="P3" draw:layer="layout" svg:width="0.853cm" svg:height="0.962cm" svg:x="8.689cm" svg:y="4.176cm">
          <draw:text-box>
            <text:p>d</text:p>
          </draw:text-box>
        </draw:frame>
        <draw:line draw:style-name="gr2" draw:text-style-name="P2" draw:layer="layout" svg:x1="9.559cm" svg:y1="4.177cm" svg:x2="10.524cm" svg:y2="5.193cm">
          <text:p/>
        </draw:line>
        <draw:custom-shape draw:style-name="gr1" draw:text-style-name="P1" draw:layer="layout" svg:width="1.84cm" svg:height="1.022cm" svg:x="8.738cm" svg:y="5.6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5.528cm" svg:y="5.69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1cm" svg:y1="5.692cm" svg:x2="6.41cm" svg:y2="6.714cm">
          <text:p/>
        </draw:line>
        <draw:frame draw:style-name="gr3" draw:text-style-name="P3" draw:layer="layout" svg:width="0.853cm" svg:height="0.962cm" svg:x="5.532cm" svg:y="5.69cm">
          <draw:text-box>
            <text:p>a</text:p>
          </draw:text-box>
        </draw:frame>
        <draw:custom-shape draw:style-name="gr4" draw:text-style-name="P4" draw:layer="layout" svg:width="0.204cm" svg:height="0.204cm" svg:x="6.819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58cm" svg:y1="6.23cm" svg:x2="8.703cm" svg:y2="6.23cm">
          <text:p/>
        </draw:line>
        <draw:frame draw:style-name="gr3" draw:text-style-name="P3" draw:layer="layout" svg:width="1.548cm" svg:height="0.962cm" svg:x="3.933cm" svg:y="5.69cm">
          <draw:text-box>
            <text:p>z = </text:p>
          </draw:text-box>
        </draw:frame>
        <draw:line draw:style-name="gr2" draw:text-style-name="P2" draw:layer="layout" svg:x1="9.62cm" svg:y1="5.693cm" svg:x2="9.62cm" svg:y2="6.715cm">
          <text:p/>
        </draw:line>
        <draw:frame draw:style-name="gr3" draw:text-style-name="P3" draw:layer="layout" svg:width="0.853cm" svg:height="0.962cm" svg:x="8.742cm" svg:y="5.691cm">
          <draw:text-box>
            <text:p>b</text:p>
          </draw:text-box>
        </draw:frame>
        <draw:custom-shape draw:style-name="gr1" draw:text-style-name="P1" draw:layer="layout" svg:width="1.84cm" svg:height="1.022cm" svg:x="15.175cm" svg:y="5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4cm" svg:height="1.022cm" svg:x="11.965cm" svg:y="5.76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847cm" svg:y1="5.764cm" svg:x2="12.847cm" svg:y2="6.786cm">
          <text:p/>
        </draw:line>
        <draw:frame draw:style-name="gr3" draw:text-style-name="P3" draw:layer="layout" svg:width="0.82cm" svg:height="0.962cm" svg:x="11.969cm" svg:y="5.762cm">
          <draw:text-box>
            <text:p>c</text:p>
          </draw:text-box>
        </draw:frame>
        <draw:custom-shape draw:style-name="gr4" draw:text-style-name="P4" draw:layer="layout" svg:width="0.204cm" svg:height="0.204cm" svg:x="13.256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395cm" svg:y1="6.302cm" svg:x2="15.14cm" svg:y2="6.302cm">
          <text:p/>
        </draw:line>
        <draw:line draw:style-name="gr2" draw:text-style-name="P2" draw:layer="layout" svg:x1="16.057cm" svg:y1="5.765cm" svg:x2="16.057cm" svg:y2="6.787cm">
          <text:p/>
        </draw:line>
        <draw:frame draw:style-name="gr3" draw:text-style-name="P3" draw:layer="layout" svg:width="0.853cm" svg:height="0.962cm" svg:x="15.179cm" svg:y="5.763cm">
          <draw:text-box>
            <text:p>d</text:p>
          </draw:text-box>
        </draw:frame>
        <draw:line draw:style-name="gr2" draw:text-style-name="P2" draw:layer="layout" svg:x1="16.049cm" svg:y1="5.764cm" svg:x2="17.014cm" svg:y2="6.78cm">
          <text:p/>
        </draw:line>
        <draw:custom-shape draw:style-name="gr4" draw:text-style-name="P4" draw:layer="layout" svg:width="0.204cm" svg:height="0.204cm" svg:x="10.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158cm" svg:y1="6.23cm" svg:x2="11.903cm" svg:y2="6.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0:32:04.976209533</meta:creation-date>
    <dc:date>2023-01-08T00:40:00.422985902</dc:date>
    <meta:editing-duration>PT7M55S</meta:editing-duration>
    <meta:editing-cycles>1</meta:editing-cycles>
    <meta:document-statistic meta:object-count="40"/>
    <meta:generator>LibreOffice/7.0.4.2$Linux_X86_64 LibreOffice_project/00$Build-2</meta:generator>
  </office:meta>
</office:document-meta>
</file>